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ans" fo:font-style="normal" fo:background-color="transparent" style:font-style-asian="normal" style:font-style-complex="normal"/>
    </style:style>
    <style:style style:name="P2"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P3" style:family="paragraph" style:parent-style-name="Standard">
      <style:paragraph-properties fo:line-height="150%" fo:text-align="justify" style:justify-single-word="false"/>
      <style:text-properties fo:color="#000000" style:font-name="Liberation Sans" fo:font-style="normal" fo:background-color="#ffff00" style:font-style-asian="normal" style:font-style-complex="normal"/>
    </style:style>
    <style:style style:name="P4"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7"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8" style:family="paragraph" style:parent-style-name="Standard">
      <style:paragraph-properties fo:text-align="center" style:justify-single-word="false"/>
      <style:text-properties fo:color="#000000" style:font-name="Liberation Sans" fo:background-color="#ffff00"/>
    </style:style>
    <style:style style:name="P9" style:family="paragraph" style:parent-style-name="Hanging_20_indent">
      <style:text-properties fo:color="#000000" style:font-name="Liberation Sans"/>
    </style:style>
    <style:style style:name="P10" style:family="paragraph" style:parent-style-name="Standard">
      <style:paragraph-properties fo:line-height="150%" fo:text-align="justify" style:justify-single-word="false"/>
      <style:text-properties fo:color="#000000" style:font-name="Liberation Sans" fo:font-style="normal" fo:background-color="transparent" style:font-style-asian="normal" style:font-style-complex="normal"/>
    </style:style>
    <style:style style:name="T1" style:family="text">
      <style:text-properties fo:font-style="italic" style:font-style-asian="italic" style:font-style-complex="italic"/>
    </style:style>
    <style:style style:name="T2" style:family="text">
      <style:text-properties fo:color="#000000" style:font-name="Liberation Sans"/>
    </style:style>
    <style:style style:name="T3" style:family="text">
      <style:text-properties fo:color="#000000" style:font-name="Liberation Sans" fo:font-style="normal" style:font-style-asian="normal" style:font-style-complex="normal"/>
    </style:style>
    <style:style style:name="T4" style:family="text">
      <style:text-properties fo:color="#000000" style:font-name="Liberation Sans" fo:font-style="normal" fo:background-color="transparent" style:font-style-asian="normal" style:font-style-complex="normal"/>
    </style:style>
    <style:style style:name="T5" style:family="text">
      <style:text-properties fo:color="#000000" style:font-name="Liberation Sans" fo:font-style="italic" style:font-style-asian="italic" style:font-style-complex="italic"/>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tas para explicar el pensamiento no lingüístico desde la propuesta de José Luis Bermúdez</text:p>
      <text:p text:style-name="P5">por, Guillermo Lengemann</text:p>
      <text:p text:style-name="P6"/>
      <text:p text:style-name="P6">Caracas, 27 de enero de 2011</text:p>
      <text:p text:style-name="P7">Seminario de Lógica y Filosofía de la ciencia: Lógica, significado y experiencia</text:p>
      <text:p text:style-name="P8"/>
      <text:p text:style-name="P2"><text:tab/>En <text:span text:style-name="T1">Thinking without words</text:span> José Luis Bermúdez formula una teoría del pensamiento no lingüístico aplicable a animales no lingüísticos o en etapas prelingüisticas como los niños de pocos meses de edad. Ser un agente racional significa que guiamos nuestra conducta basados en un conjunto de creencias que usamos para conseguir la satisfacción de deseos mediante la ejecución de acciones. El problema es explicar de que manera los actos racionales se producen sin el uso de un lenguaje natural. La idea que se tiene es que no es posible un proceso de inferencia sin el uso de lenguaje, en este sentido se muestra la dificultad de atribuir pensamiento a seres no lingüísticos. Aunque aseguremos que nuestro perro es el más inteligente del mundo no es posible explicar esto de manera convincente, la propuesta de Bermúdez se muestra como un intento para entender lo que sucede en las mentes no lingüísticas para ser tomada en cuenta.</text:p>
      <text:p text:style-name="P1"/>
      <text:p text:style-name="P2"><text:tab/>Bermúdez se encuentra entre dos aguas la del Canon de Morgan un teoría minimalista que en los escenarios mas optimistas las criaturas no lingüísticas tienen comportamiento poco mas que trópicas y por otro lado la teoría del lenguaje del pensamiento de Fodor, una teoría en extremo racionalista. Bermúdez intentará insertar una cuña entre estas dos teorías, su propuesta, después de un largo transito, es la de la proto-lógica para la que tomara la idea de ofrecimiento del Canon de Morgan y la recargara con creencias instrumentales, el paradigma de la deshabituación y la semántica de éxito otorgando a los seres no lingüísticos capacidades de toma de decisión no consciente. La conciencia es especialmente problemática para ser atribuidas a criaturas no lingüísticas pues se encuentra muy relacionada con el lenguaje, la conciencia o auto-conciencia es la percepción de lo que pasa en nuestra mente, es un conocimiento de uno mismo para el que es necesario tomar una postura de tercera persona, pensar sobre lo que pensamos necesitaría del uso del lenguaje.</text:p>
      <text:p text:style-name="P1"/>
      <text:p text:style-name="P2"><text:tab/>El canon de Morgan o la propuesta minimalista considera que solo se debe interpretar el comportamiento de una criatura como de orden superior si no se puede explicar con un comportamiento de escala inferior, lo que conduce a subestimar las capacidades cognitivos y <text:soft-page-break/>de desempeño que necesita una criatura en su medio ambiente, sumado a esto hay que tomar en cuenta las nuevas evidencias sobre las capacidades de los animales que Bermúdez significa un giro cognitivo. La propuesta minimalista puede ser aplicada a algunas criaturas pero queda corta para otras muchas que son de mayor interés para el estudio.</text:p>
      <text:p text:style-name="P2"/>
      <text:p text:style-name="P2"><text:tab/>En contraste con el Canon de Morgan esta la propuesta <text:span text:style-name="T1">Racionalista </text:span>de Fodor que precisa entender a los animales como poseedores de una alta racionalidad y capacidades de inferencia consciente, una propuesta que apuesta por la existencia un lenguaje del pensamiento y considerando a la mente como un sistema computacional. Es decir, que la criatura esta en constante revisión consiente de sus actos y para la toma de decisiones evalúa muchas de las vías de escape. En los seres humanos existen bastantes comportamientos no justificados racionalmente, sobre todo los sentimientos, y por otra parte puede que para un animal no sea muy útil pensar demasiado. Incluso Strawson parece decir que todo o buena parte del comportamiento humano es justificado luego de ser ejecutado. La propuesta de Fodor en la que se incluye el lenguaje del pensamiento propone que para describir el sistema representacional que atribuimos a los organismos, es necesario considerar los procesos cognitivos como procesos computacionales y usar teorías/modelos psicológicos que tengan más posibilidad de ser verdaderos para demostrarlos. En tanto que la toma de decisiones, que da cuenta de como un agente actúa en determinada situación se entiende como que dada una situación se ofrecen un determinado tipo de acciones del mismo tipo y se prevén cuales de esas acciones conseguirán mejor el resultado deseado. Para lo que es necesaria una conciencia que permita representar las opciones y sus consecuencias. Desde esta postura decidir es un proceso computacional.</text:p>
      <text:p text:style-name="P3"/>
      <text:p text:style-name="P2"><text:tab/>El modelo de Fodor necesita que el organismo disponga de medios para representar no soló sus opiniones conductuales sino también: la consecuencia probable de actuar sobre tales opciones. Utilizar este tipo de modelo es, por lo tanto, presuponer que el agente tiene acceso a un sistema representacional de riqueza considerable. Esta forma de explicación sólo puede progresar si suponemos que los agentes tienen medios para representar sus conductas ante sí mismos, esto es poseer conciencia. Si se renuncia a ello, renunciamos a la posibilidad de explicar la conducta del agente haciendo referencia a sus creencias y preferencias.</text:p>
      <text:p text:style-name="P2"/>
      <text:p text:style-name="P2"><text:soft-page-break/><text:tab/>Para salir de las dificultades que presentan ambas posturas Bermúdez ofrece una explicación de como realizan inferencias las criaturas que no poseen un lenguaje. La proto-lógica de Bermúdez se basa en la lógica clásica de implicación material y negación pero las criaturas no harían inferencias y negaciones con oraciones sino a estados de cosas. Esto es una negación por oposición de contrarios, si esta tesis es correcta un animal pensaría en los términos de seguridad y peligro, visibilidad e invisibilidad o presencia y ausencia, por ejemplo un indicador de seguridad seria <text:span text:style-name="T1">el depredar esta </text:span>ausente y un indicador de peligro seria <text:span text:style-name="T1">el depredador esta presente</text:span>. <text:s/></text:p>
      <text:p text:style-name="P2"/>
      <text:p text:style-name="P2"><text:tab/>Para soportar una teoría como esta es necesario avanzar en cuatro frentes, el primero es la explicación de la metafísica del pensamiento no lingüístico, esta se refiere a la naturaleza del pensamiento no lingüístico, esto significa entre otras cosas saber si es posible atribuir creencias y deseos a criaturas no lingüísticas y como estas creencias y deseos pueden tener efectos en el comportamiento.</text:p>
      <text:p text:style-name="P2"/>
      <text:p text:style-name="P2"><text:tab/>El segundo frente tiene relación con la semántica del pensamiento no lingüístico en el que se incluyen las preguntas de que tipos de pensamientos son posibles para criaturas no lingüísticas y sobre el contenido de estos pensamientos, esto es si los pensamientos tienen forma de oraciones, imágenes mentales, etc. La propuesta de Bermúdez para responder a estos dos primeros frentes de trabajo es la semántica de éxito. Esta propuesta se desarrolla especialmente en la sección 4.1 del libro y explica que el contenido de las creencias son dados por una condición de utilidad y esta condición de utilidad esta determinada por la satisfacción de los deseos, en pocas palabras las creencias verdaderas causan acciones que satisfacen los deseos.</text:p>
      <text:p text:style-name="P2"/>
      <text:p text:style-name="P2"><text:tab/>El tercer frente es el epistemológico explicar como es posible identificar el contenido de los pensamiento de criaturas no lingüísticas, es necesario tener un método fiable para a partir del comportamiento observado determinar cuales pensamientos originan ese comportamiento. Esto es atribuir pensamientos que expliquen la conducta. Para zanjar este problema Bermúdez toma el concepto de reificación lingüística de Quine que consiste en considerar un cuerpo como un todo y no como una suma de características. La reificación no lingüística de Bermúdez permite individualizar los pensamiento, proceso que es necesario para actividades como la planificación. La reificación se logra porque las criaturas no <text:soft-page-break/>lingüísticas son sensibles a principios físicos de orden superior como seguir la trayectoria de un objeto a través del espacio tiempo, continuar existiendo cuando se deja de percibir o que los objetos se precipitan al suelo y no permanecen levitando en el aire. Una lista completa de estos principios se encuentra en la sección 4.5. La estrategia para identificar que criaturas son sensibles a estos principios es el uso de la deshabituación. El paradigma de la deshabituación permiten determinar la sensibilidad a determinados principios físicos de orden superior en criaturas no lingüísticas, la propuesta consiste en someter a los agentes a experimentos tendientes a demostrar su sensibilidad a alguno de los principios físicos de orden superior y observar su comportamiento. La reificación también permite resolver el problema de indeterminación ontológica del pensamiento.</text:p>
      <text:p text:style-name="P2"/>
      <text:p text:style-name="P2"><text:tab/>Finalmente el ultimo frente tiene que ver con la toma de decisiones, si atribuimos pensamientos a criaturas no lingüísticas debemos explicar por que elijen un curso de acción y no otro, la respuesta a esta cuestión es la propuestas de proto-lógica. </text:p>
      <text:p text:style-name="P2"/>
      <text:p text:style-name="P2"><text:tab/>Consideremos lo siguiente como una corrida en frío de su propuesta y los problemas a que nos enfrentamos. Una noche de regreso a casa justo antes de cruzar la ultima esquina me doy cuenta que el perro de mi vecino de alguna manera a escapado de la casa, es un perro bastante grande y cuando en días anteriores pasaba frente a la casa parecía de temer. Luego de darme cuenta de su presencia silbo con la intención que se percate de mi existencia y evitar, pienso yo, asustarle y que arremeta contra mi, desafortunadamente si bien el silbido delata mi presencia no consigue los efectos que deseaba y por el contrario el perro rápidamente se lanza a correr hacia a mi. Sin escapatoria y quedando mano a mano con el canino que mostraba sus dientes en lo que para mi no se trataba de una sonrisa, justo antes de llegar a mi y sin pensarlo levanto mis brazos y me elevo usando la punta de mis pies acto que acompaño con el mas fuerte y grueso alarido posible, al instante el perro detiene su marcha y regresa asustado, o por lo menos yo le llamaría así, a donde se encontraba segundos antes.</text:p>
      <text:p text:style-name="P2"/>
      <text:p text:style-name="P2"><text:tab/>En una situación como esa parece que mis pensamientos no fueron cocientes por lo menos no de la misma manera en que son cocientes cuando escribo estas lineas, en este momento me parece que soy auto-consciente y aunque no controle totalmente cada palabra tengo presente hacia donde se dirige mi argumento, por otro lado, poseo la creencia de la <text:soft-page-break/>peligrosidad del perro porque registre con anterioridad su actitud. ¿Cuantas variables habrá sopesado mi mente para conseguir actuar de esa manera? ¿Como supe que alzarme y gritar podría solucionar mi problema?, ahora que intento desmontar mis pensamientos puede que lo haya visto en un documental sobre osos, pero si esto es cierto o el origen es otro definitivamente en ese momento no reflexione o tome conciencia sobre el origen de esta creencia y posiblemente puedo con cierta razón decir que afortunadamente mi mente no se detuvo en este detalle y permitió “salvar mi vida”. ¿En ese momento mi mente decidió que hacer usando inferencias en lenguaje natural, en un lenguaje del pensamiento o de alguna otra manera? ¿Como puedo saberlo si reconozco no haber estado en un estado de conciencia plena sobre mis actos? Porque si bien era cociente plenamente de estar en peligro la solución al problema no fue tan consciente y con dificultad puedo reconstruirlo, y aun mas correctamente no fui nada cociente y no puedo reconstruirlo. ¿En ese momento mi cazador y yo nos encontramos en el mismo nivel cognitivo? ¿Por que el perro corrió hacia mi? ¿Puedo decir que regreso asustado?.</text:p>
      <text:p text:style-name="P2"/>
      <text:p text:style-name="P2"><text:tab/>Detengámonos en algunas consideraciones sobre mi atacante especialmente en el momento que desiste de la intención de atacarme luego de que yo levantara los brazos y le gritara. Para cambiar una actitud es necesario reconsiderar lo que se pensaba sobre algo esto significado hacer una valoración a partir de percepciones sensibles seguramente y posiblemente con algo que tengamos ya en la mente para finalmente conseguir una conclusión, este acto en animales humanos se llama inferencia, pero parece ser una habilidad necesaria y fundamental mínima para muchos animales, Bermúdez propone que el inferencialismo no esta disponible para criaturas no lingüísticas pero si esta disponible otra forma en que puedan cambiar de “opinión” esto es la proto-logica. Un inferencia se hace tomando algunos insumos valorándolos y actuando en consecuencia, esto implica que al menos dos posibilidades fueron estudiadas optimizando los resultado, con lo que nos encontraríamos con un sistema racional en donde un conducta fue privilegia por sobre otra. Bermúdez expone en el capítulo 6 tres niveles de racionalidad, en donde en el nivel 0 solo se da una respuesta automática a un estimulo, como en las conductas trópicas en donde no hay un toma de decisión de parte del organismo, en el segundo nivel entraría la situación descrita con el perro en donde de acuerdo a un contexto y a algunas contingencias se elige un curso de acción u otro optimizando la utilidad esperada, pero este nivel no representa un proceso de toma de decisiones aunque si el reconocimiento de que un curso de acción es mas <text:soft-page-break/>razonable que otro, esto es que el perro eligió entre pelear o huir pero esta decisión no fue plenamente cociente, me parece también que yo estaría en ese nivel por lo menos durante ese episodio de ataque y defensa. En el segundo y ultimo nivel de racionalidad el animal compara entre varios cursos de acción esto implica la representación de las acciones y las consecuencias, representar acciones y consecuencias es tener auto-conciencia para la que es necesario un lenguaje formal.</text:p>
      <text:p text:style-name="P2"/>
      <text:p text:style-name="P2"><text:tab/>Pero aun dándoles racionalidad a los animales no humanos y reconociendo sus capacidades de inferencia tenemos problemas en demostrar como sucede esto y de que manera acercarnos. Las premisas y las conclusiones de una inferencia deben poseer un medio, nuestro lenguaje formal usa como medio para las ideas a las palabras y oraciones, nuestra lenguaje parece ser bastante bueno porque en la mayoría de los casos conseguimos expresar lo que sentimos con palabras y oraciones. Para un animal no lingüístico una inferencia puede ser, como plantea Bermúdez, si el león esta presenta, entonces la gacela esta ausente; la gacela esta presente, por lo tanto el león esta ausente. Necesitamos saber que tipo de inferencias o mas precisamente que reglas de inferencia existen en un nivel no lingüista, Bermúdez propone que en un nivel no lingüístico es posible desarrollar tres tipos de reglas de inferencia que en nuestro lenguaje formal se conocen como: modus ponens, modus tollen y el silogismo disyuntivo. Estas reglas de inferencias no se darían como en nuestro lenguaje formal, por ejemplo, la negación de la oración que nosotros haríamos en lenguaje formal “No es cierto que Sócrates es sabio” los animales no humanos, según Bermúdez, estarían pensando “Sócrates es ignorante”, la diferencia es que en el primero se niega la oración y en el segundo el predicado o más precisamente se usa su contrario al estilo ausente-presente. Asegurar que esto es así es un problema, es el problema de atribuir pensamiento a animales no humanos que carecen de lenguaje natural. Necesitamos conocer cual es la mecánica del pensamiento no lingüístico y el combustible que usa esta maquina, <text:s/>y además, necesitamos una metodología para describir efectivamente a la maquina en funcionamiento y en que momento se usa.</text:p>
      <text:p text:style-name="P2"/>
      <text:p text:style-name="P2"><text:tab/>Supongamos que un animal responde a lo desconocido y sorpresivo con la huida en tanto que solo a lo desconocido con curiosidad. En el primer caso puede que cause una sensación de la criatura sea igual o parecida a la del miedo humano y este miedo que en principio causa la huida puede convertirse luego curiosidad. Empujado por otras condiciones <text:soft-page-break/>como la presencia de un depredador el miedo a cruzar un caudaloso río, por ejemplo, puede ser sino eliminado dispuesto como un riesgo menor al de la muerte en manos del depredador. Si se sigue la verdad de esta situación el animal estará de alguna forma valorando la situación, esta acción se conoce como racionalización en lo seres humanos.</text:p>
      <text:p text:style-name="P2"/>
      <text:p text:style-name="P2"><text:tab/>La situación anterior en que el depredador pone en riesgo la vida de su potencial presa es especialmente difícil si la víctima es de hábitat terrestre al igual que su depredador, la víctima se enfrenta a una situación en donde las salidas posibles colocan su vida en peligro, un animal de hábitat acuático tendría opciones diferentes, en donde dirigirse al agua lejos de ser un peligro constituye su salvación. Reconocer que de una lado hay agua y del otro tierra firme significa reconocer un principio físico de orden superior en donde el cuerpo de la criatura no es soportado por la superficie y en el otro si. Incluso para un depredador en una situación como la anterior en la que ve a una presa en la playa puede no ser atractiva por las facilidades que tiene para escapar. Si <text:s/>es valida esta situación podemos decir que existen capacidades mentales capaces de inferir resultados a partir de premisas o mejor dicho inferir posibilidades a partir de hechos y creencias, además, tenemos que decir que la percepción de situaciones “idénticas” son considerablemente diferentes tanto entre el depredador y la presa como el del tipo de presa, puesto que las posibilidades de satisfacer los deseos son diferentes en la medida que potencialmente unos pueden ser mas exitosos que otros. En esta situación ficticia pero considerablemente simple los actores son criaturas no lingüísticas que están evaluando diferentes vías de acción para conducirse a satisfacer sus deseos.</text:p>
      <text:p text:style-name="P2"/>
      <text:p text:style-name="P2"><text:tab/>Si el predador cree que una presa es terrestre y la acorrala entre él y el río sus posibilidades de comer son mayores de que si se tratase de una presa de hábitat acuáticos, decir esto supone varias capacidades del depredador. Primero reconocer que tipo de presa es, terrestre o acuática, capacidad que parece ser demostrable empíricamente con facilidad, segundo, reconocer que sobre la presa se posee una ventaja/desventaja si esta es terrestre/acuática, el depredador podría inferir que si se trata de una presa de hábitat terrestre esta evitara el agua para no ahogarse. Asegurar esto es problemático aunque la experiencia empírica demuestre que el depredador prefiere a un tipo de presa sobre otra dependiendo entre muchas otras cosas de la situación y de la presa.</text:p>
      <text:p text:style-name="P2"/>
      <text:p text:style-name="P2"><text:soft-page-break/><text:tab/>El problema comienza incluso al momento de atribuir conceptos del lenguaje formal humano como ventaja/desventaja porque seguramente sus capacidades cognitivas seguramente no estarán percibiendo al objeto como nosotros lo hacemos.</text:p>
      <text:p text:style-name="P2"/>
      <text:p text:style-name="P2"><text:tab/>Los animales como los homínidos pre-humanos y niños por su condición de precariedad ocupan sus pensamientos sobre todo en la satisfacción de sus necesidades primarias como el deseo de alimentación y seguidamente el de reproducción, procurarse los alimentos o una pareja se acciona en la medida que estos deseos reconocen una creencia con la que pueda satisfactoria su deseo. De esta manera según la semántica de éxito el agente debe tener registrada una creencia y la validez de esa creencia se determina porque la acción que la acompaña es exitosa. </text:p>
      <text:p text:style-name="P2"/>
      <text:p text:style-name="P2"><text:tab/>Para desarrollar el papel de cazador o presa y en general para la vida de especies animales, estos deben recocer las propiedades de los elementos de su entorno, el predador debe reconocer <text:s/>que tipo de presa es, de que tamaño es, su color o por lo menos que contrasta con el ambiente, muchas especies usan estrategias de mimetismo y camuflaje, esto debería ser argumento suficiente para asegurar que el depredador posee la capacidad de diferenciar la presa del ambiente, un ambiente mas diverso trae consigo mecanismos de camuflaje y mimetismos mas complejos. Un camaleón cambia sus colores de acuerdo al entorno de una manera bastante fiel. ¿Que habilidades necesitaría un predador para reconocer a un camaleón diferenciándolo de su entorno?. Igualmente la presa necesita distinguir las propiedades del entorno, por ejemplo el suelo que pisan, el predador necesita diferenciar donde termina el suelo y comienza el agua para evitar caer en ella. Esta diferenciación del entorno se da con el uso en conjunto de los sentidos del animal, esto podría no solo estar viendo el agua sino también escuchándola e incluso oliéndola. Y aunque el ambiente es el mismo las modos en que se presentan a cada especie y los principios físicos de orden superior que privilegian varían de una especie a otra.</text:p>
      <text:p text:style-name="P2"/>
      <text:p text:style-name="P2"><text:tab/>Para los animales la propiedad de movimiento parecería ser fundamental, les permitiría diferenciar a su presa del entorno mientras esta intenta escapar y es que justamente una de las estrategias de supervivencia ante la amenaza de un depredador es permanecer inmóvil confundiéndose con el ambiente.</text:p>
      <text:p text:style-name="P2"/>
      <text:p text:style-name="P2"><text:soft-page-break/><text:tab/>Igualmente cuando se usa un instrumento es necesario conceder que el agente es capaz de entender que el es causa de un efecto, usar una rama para sacar miel de una colmena significa que se comprende que la rama es de un dureza adecuada y que al introducirla encontrara resistencia y que necesitara un poco mas de fuerza.</text:p>
      <text:p text:style-name="P2"/>
      <text:p text:style-name="P2"><text:tab/>Que un cazador pueda asechar a su presa y consecuentemente capturarla solo es posible porque este diferencia a la presa del medio ambiente, es decir que tiene resuelto el problema de unir todas la características perceptibles por los sentidos en un único cuerpo. Entre los animales hay sentidos que son privilegiados ante otros, los humanos parecen privilegiar la vista pero otras especias animales podrían estar privilegiando el olfato, se me ocurre pensar en los felinos, otros en el oído como los murciélagos. Suponiendo que existen principios físicos de orden superior que proveen una determinación y constancia como la gravedad o la resistencia del agua, estos principios son fundamentales para la ontología cognitiva de los criaturas sin lenguaje. Algunas especies de insectos como mosquitos y arañas aprovechan la tensión superficial para caminar sobre el agua, ellas conocen este principio y actúan en consecuencia. Algunas arañas usan la tensión superficial que es la capacidad de caminar sobre el agua para cazar peces.</text:p>
      <text:p text:style-name="P2"><text:tab/></text:p>
      <text:p text:style-name="P2"><text:tab/>Aunque una araña esta bastante alejado congnitivamente del ser humano incluso de las crías humanas y también de los simios, el mundo en el que se desenvuelven es el mismo la diferencia en palabras de Bermúdez son los modos de presentación.</text:p>
      <text:p text:style-name="P2"/>
      <text:p text:style-name="P2"><text:tab/>Uno de los problemas del que nunca podremos desprendernos para la interpretación de la ontología cognitiva de otras especies y en general para atribuirles pensamientos es desprendernos de las categorías cognitivas humanas pues si esto se lograra en ese instante dejaríamos de ser humanos.</text:p>
      <text:p text:style-name="P2"/>
      <text:p text:style-name="P2"><text:tab/>Los animales poseen actitudes que nosotros fácilmente igualamos y nombramos como nombramos a las nuestras y también los seres humanos tenemos actitudes comunes a los animales y les llamamos actitudes animales, existe diferencias en mayor o menor grado dependiendo de con que otra especie nos comparemos en relación con las capacidades metales que podemos desarrollar, puede que conociendo a los otros nos conozcamos a nosotros. La propuesta de Bermúdez nos permite un acercamiento al entendimiento de las <text:soft-page-break/>capacidades mentales de los animales que no poseen lenguaje y ofrece una base actual desde donde avanzar.</text:p>
      <text:p text:style-name="P2"><text:span text:style-name="T6"/></text:p>
      <text:p text:style-name="P2"><text:span text:style-name="T6">Bibliografía</text:span></text:p>
      <text:p text:style-name="P1"/>
      <text:p text:style-name="P9">Bermúdez, J. L. (2003).<text:span text:style-name="T1"> Thinking without Word</text:span>. Ciudad: New York. Oxford University Press.</text:p>
      <text:p text:style-name="Hanging_20_indent"><text:span text:style-name="T2">Lyyra , P. (2005). Review of José Luis Bermúdez: Thinking without Words . Consultada el 1 de enero de <text:s text:c="16"/>2012 en: </text:span><text:a xlink:type="simple" xlink:href="http://www.theassc.org/files/assc/2602.pdf"><text:span text:style-name="Citation"><text:span text:style-name="T2">http://www.theassc.org/files/assc/2602.pdf</text:span></text:span></text:a></text:p>
      <text:p text:style-name="Hanging_20_indent"><text:span text:style-name="Citation"><text:span text:style-name="T3">Morales, J. (2011). </text:span></text:span><text:span text:style-name="Citation"><text:span text:style-name="T5">Razonamiento Animal: Negación y Representaciones de Ausencia .</text:span></text:span><text:span text:style-name="Citation"><text:span text:style-name="T3"> Revista Argentina de Ciencias del Comportamiento [Revista en líena]. Consultada el <text:s/>1 de enero de <text:s/>2012 en: <text:s/></text:span></text:span><text:a xlink:type="simple" xlink:href="http://www.psyche.unc.edu.ar/racc/index.php/comportamiento/article/view/70"><text:span text:style-name="Citation"><text:span text:style-name="T2">http://www.psyche.unc.edu.ar/racc/index.php/comportamiento/article/view/70</text:span></text:span></text:a></text:p>
      <text:p text:style-name="Hanging_20_indent"><text:span text:style-name="Citation"><text:span text:style-name="T3">Fodor, J. (2004). Review of Jose Luis Bermudez, “Thinking without Words” . Consultada el 1 de enero de 2012 en: </text:span></text:span><text:a xlink:type="simple" xlink:href="http://www.nyu.edu/gsas/dept/philo/courses/representation/papers/FodorOnBermudez.pdf"><text:span text:style-name="Citation"><text:span text:style-name="T2">http://www.nyu.edu/gsas/dept/philo/courses/representation/papers/FodorOnBermudez.pdf</text:span></text:span></text:a></text:p>
      <text:p text:style-name="Hanging_20_indent"><text:span text:style-name="Citation"><text:span text:style-name="T4">Díaz, J.L. (2008). La Conciencia Viviente. Consultado el 1 de enero de 2012 en: </text:span></text:span><text:a xlink:type="simple" xlink:href="http://books.google.co.ve/books?id=lnxKYN1ujwIC&amp;lpg=PA413&amp;ots=YTO9bvVQmI&amp;dq=la%20conciencia%20viviente&amp;hl=es&amp;pg=PP1#v=onepage&amp;q&amp;f=false"><text:span text:style-name="Citation"><text:span text:style-name="T2">http://books.google.co.ve/books?id=lnxKYN1ujwIC&amp;lpg=PA413&amp;ots=YTO9bvVQmI&amp;dq=la%20conciencia%20viviente&amp;hl=es&amp;pg=PP1#v=onepage&amp;q&amp;f=false</text:span></text:span></text:a></text:p>
      <text:p text:style-name="Hanging_20_indent"><text:span text:style-name="Citation"><text:span text:style-name="T3">Fodor, J.A. (1985). El lenguaje del pensamiento. Editorial Alianz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fía_20_2" style:display-name="Bibliografía 2" style:family="paragraph" style:parent-style-name="Bibliography_20_1"/>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8T11:48:48</meta:creation-date>
    <dc:date>2012-01-26T13:21:15</dc:date>
    <meta:editing-duration>P2DT7H40M24S</meta:editing-duration>
    <meta:editing-cycles>76</meta:editing-cycles>
    <meta:generator>LibreOffice/3.3$Unix LibreOffice_project/330m19$Build-8</meta:generator>
    <meta:document-statistic meta:table-count="0" meta:image-count="0" meta:object-count="0" meta:page-count="10" meta:paragraph-count="38" meta:word-count="3815" meta:character-count="23895"/>
  </office:meta>
</office:document-meta>
</file>